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text-align="center" style:justify-single-word="false"/>
      <style:text-properties officeooo:paragraph-rsid="001c8ddd"/>
    </style:style>
    <style:style style:name="P2" style:family="paragraph" style:parent-style-name="Text_20_body">
      <style:paragraph-properties fo:text-align="start" style:justify-single-word="false"/>
      <style:text-properties officeooo:paragraph-rsid="00124c2d"/>
    </style:style>
    <style:style style:name="P3" style:family="paragraph" style:parent-style-name="Text_20_body" style:list-style-name="L1">
      <style:paragraph-properties fo:text-align="start" style:justify-single-word="false"/>
      <style:text-properties officeooo:paragraph-rsid="001c8ddd"/>
    </style:style>
    <style:style style:name="P4" style:family="paragraph" style:parent-style-name="Text_20_body" style:list-style-name="L1">
      <style:text-properties officeooo:paragraph-rsid="001c8ddd"/>
    </style:style>
    <style:style style:name="P5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6" style:family="paragraph" style:parent-style-name="First_20_line_20_indent">
      <style:text-properties officeooo:paragraph-rsid="0014489e"/>
    </style:style>
    <style:style style:name="P7" style:family="paragraph" style:parent-style-name="First_20_line_20_indent">
      <style:text-properties officeooo:paragraph-rsid="00160387"/>
    </style:style>
    <style:style style:name="P8" style:family="paragraph" style:parent-style-name="First_20_line_20_indent">
      <style:text-properties officeooo:paragraph-rsid="001f38a1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officeooo:rsid="00124c2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officeooo:rsid="00124c2d" style:font-size-asian="14pt" style:font-size-complex="14pt"/>
    </style:style>
    <style:style style:name="T4" style:family="text">
      <style:text-properties fo:font-size="14pt" officeooo:rsid="0014489e" style:font-size-asian="14pt" style:font-size-complex="14pt"/>
    </style:style>
    <style:style style:name="T5" style:family="text">
      <style:text-properties fo:font-size="14pt" officeooo:rsid="00160387" style:font-size-asian="14pt" style:font-size-complex="14pt"/>
    </style:style>
    <style:style style:name="T6" style:family="text">
      <style:text-properties fo:font-size="14pt" officeooo:rsid="0017ebb9" style:font-size-asian="14pt" style:font-size-complex="14pt"/>
    </style:style>
    <style:style style:name="T7" style:family="text">
      <style:text-properties officeooo:rsid="0019e087"/>
    </style:style>
    <style:style style:name="T8" style:family="text">
      <style:text-properties officeooo:rsid="001c8ddd"/>
    </style:style>
    <style:style style:name="T9" style:family="text">
      <style:text-properties fo:color="#000000" style:font-weight-complex="bold"/>
    </style:style>
    <style:style style:name="T10" style:family="text">
      <style:text-properties fo:color="#000000" officeooo:rsid="001d555c" style:font-weight-complex="bold"/>
    </style:style>
    <style:style style:name="T11" style:family="text">
      <style:text-properties fo:color="#000000" fo:font-style="italic" style:font-style-asian="italic" style:font-weight-complex="bold"/>
    </style:style>
    <style:style style:name="T12" style:family="text">
      <style:text-properties fo:color="#000000" fo:font-style="italic" style:font-style-asian="italic" style:font-name-complex="Times New Roman1" style:font-weight-complex="bold"/>
    </style:style>
    <style:style style:name="T13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4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16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17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18" style:family="text">
      <style:text-properties fo:color="#000000" fo:font-weight="bold" style:font-weight-asian="bold" style:font-name-complex="Times New Roman1" style:font-weight-complex="bold"/>
    </style:style>
    <style:style style:name="T19" style:family="text">
      <style:text-properties fo:color="#000000" fo:font-weight="bold" officeooo:rsid="0019e087" style:font-weight-asian="bold" style:font-name-complex="Times New Roman1" style:font-weight-complex="bold"/>
    </style:style>
    <style:style style:name="T20" style:family="text">
      <style:text-properties fo:color="#000000" fo:font-weight="bold" officeooo:rsid="001d555c" style:font-weight-asian="bold" style:font-name-complex="Times New Roman1" style:font-weight-complex="bold"/>
    </style:style>
    <style:style style:name="T21" style:family="text">
      <style:text-properties fo:color="#000000" style:font-name-complex="Times New Roman1" style:font-weight-complex="bold"/>
    </style:style>
    <style:style style:name="T22" style:family="text">
      <style:text-properties fo:color="#000000" officeooo:rsid="0019e087" style:font-name-complex="Times New Roman1" style:font-weight-complex="bold"/>
    </style:style>
    <style:style style:name="T23" style:family="text">
      <style:text-properties fo:color="#000000" officeooo:rsid="001d555c" style:font-name-complex="Times New Roman1" style:font-weight-complex="bold"/>
    </style:style>
    <style:style style:name="T24" style:family="text">
      <style:text-properties fo:color="#000000" fo:language="en" fo:country="US" style:font-name-complex="Times New Roman1" style:font-weight-complex="bold"/>
    </style:style>
    <style:style style:name="T25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26" style:family="text">
      <style:text-properties fo:color="#000000" fo:font-weight="normal" style:font-weight-asian="normal" style:font-name-complex="Times New Roman1" style:font-weight-complex="normal"/>
    </style:style>
    <style:style style:name="T27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28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29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0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officeooo:rsid="001d555c" style:font-weight-asian="bold"/>
    </style:style>
    <style:style style:name="T33" style:family="text">
      <style:text-properties fo:font-weight="bold" style:font-weight-asian="bold" style:font-name-complex="Times New Roman1"/>
    </style:style>
    <style:style style:name="T34" style:family="text">
      <style:text-properties fo:font-weight="bold" style:font-weight-asian="bold" style:font-name-complex="Times New Roman1" style:font-weight-complex="bold"/>
    </style:style>
    <style:style style:name="T35" style:family="text">
      <style:text-properties fo:language="en" fo:country="US" fo:font-weight="bold" style:font-weight-asian="bold"/>
    </style:style>
    <style:style style:name="T36" style:family="text">
      <style:text-properties fo:font-weight="normal" style:font-weight-asian="normal" style:font-name-complex="Times New Roman1" style:font-weight-complex="normal"/>
    </style:style>
    <style:style style:name="T37" style:family="text">
      <style:text-properties fo:font-weight="normal" officeooo:rsid="001f38a1" style:font-weight-asian="normal" style:font-name-complex="Times New Roman1" style:font-weight-complex="normal"/>
    </style:style>
    <style:style style:name="T38" style:family="text">
      <style:text-properties style:font-name-complex="Times New Roman1"/>
    </style:style>
    <style:style style:name="T39" style:family="text">
      <style:text-properties style:font-name-complex="Times New Roman1" style:font-weight-complex="bold"/>
    </style:style>
    <style:style style:name="T40" style:family="text">
      <style:text-properties officeooo:rsid="001e8698" style:font-name-complex="Times New Roman1"/>
    </style:style>
    <style:style style:name="T41" style:family="text">
      <style:text-properties fo:font-style="italic" style:font-style-asian="italic" style:font-name-complex="Times New Roman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РЕФЕРАТ</text:span></text:p>
      <text:p text:style-name="First_20_line_20_indent"><text:span text:style-name="T1">Отчёт </text:span><text:span text:style-name="T1"><text:page-count>7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3">азработка программного модуля для управления устройством охранной сигнализации в </text:span><text:span text:style-name="T3">программном комплексе интеграции оборудования</text:span><text:span text:style-name="T3">.</text:span></text:p>
      <text:p text:style-name="P6"><text:span text:style-name="T4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7"><text:span text:style-name="T5">В результате работы разработан программный модуль и сценарий модульного тестирования.</text:span></text:p>
      <text:p text:style-name="First_20_line_20_indent"><text:span text:style-name="T6">Программный модуль и будет интегрирован в систему охранной сигнализации.</text:span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table-of-content text:style-name="Sect1" text:protected="true" text:name="Оглавление1">
        <text:table-of-content-source text:outline-level="4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9"><text:a xlink:type="simple" xlink:href="#__RefHeading__1853_851839921" text:style-name="Index_20_Link" text:visited-style-name="Index_20_Link">1 Определения</text:a><text:tab/>5</text:p>
          <text:p text:style-name="P9"><text:a xlink:type="simple" xlink:href="#__RefHeading__1855_851839921" text:style-name="Index_20_Link" text:visited-style-name="Index_20_Link">2 Обозначения и сокращения</text:a><text:tab/>7</text:p>
          <text:p text:style-name="P9"><text:a xlink:type="simple" xlink:href="#__RefHeading__1857_851839921" text:style-name="Index_20_Link" text:visited-style-name="Index_20_Link">3 Введение</text:a><text:tab/>7</text:p>
          <text:p text:style-name="P9"><text:a xlink:type="simple" xlink:href="#__RefHeading__1859_851839921" text:style-name="Index_20_Link" text:visited-style-name="Index_20_Link">4 Основная часть</text:a><text:tab/>7</text:p>
          <text:p text:style-name="P9"><text:a xlink:type="simple" xlink:href="#__RefHeading__1861_851839921" text:style-name="Index_20_Link" text:visited-style-name="Index_20_Link">5 Заключение</text:a><text:tab/>7</text:p>
        </text:index-body>
      </text:table-of-content>
      <text:p text:style-name="First_20_line_20_indent"><text:span text:style-name="T6"/></text:p>
      <text:p text:style-name="P7"><text:span text:style-name="T5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h text:style-name="Heading_20_1" text:outline-level="1"><text:bookmark text:name="__RefHeading__1853_851839921"/><text:soft-page-break/><text:span text:style-name="T7">Определения</text:span><text:bookmark-end text:name="__RefHeading__1853_851839921"/></text:h>
      <text:p text:style-name="First_20_line_20_indent"><text:span text:style-name="T31">Ant-</text:span><text:span text:style-name="T35">Engine</text:span><text:span text:style-name="T31"> </text:span><text:span text:style-name="T32">—</text:span> <text:span text:style-name="T9">утилита для автоматизации процесса подготовки к сборке </text:span><text:span text:style-name="T11">проекта</text:span><text:span text:style-name="T9"> (Например, разрешение зависимостей проекта от библиотек)</text:span><text:span text:style-name="T10">;</text:span></text:p>
      <text:p text:style-name="First_20_line_20_indent"><text:span text:style-name="T18">Артефакты </text:span><text:span text:style-name="T27">—</text:span><text:span text:style-name="T18"> </text:span><text:span text:style-name="T21">набор файлов, которые не компилируется в рамках текущего </text:span><text:span text:style-name="T12">проекта</text:span><text:span text:style-name="T21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24">dll</text:span><text:span text:style-name="T21">, .</text:span><text:span text:style-name="T24">so</text:span><text:span text:style-name="T21">) или файлы данных </text:span><text:span text:style-name="T12">(конфигурационные</text:span><text:span text:style-name="T21">));</text:span></text:p>
      <text:p text:style-name="First_20_line_20_indent"><text:span text:style-name="T18">Библиотечный файл </text:span><text:span text:style-name="T27">—</text:span><text:span text:style-name="T18"> </text:span><text:span text:style-name="T21">скомпилированные исходные коды (файлы с расширением .</text:span><text:span text:style-name="T24">jar</text:span><text:span text:style-name="T21">), не подлежащие компиляции при сборке </text:span><text:span text:style-name="T12">проекта</text:span><text:span text:style-name="T21">, реализующие функционал, используемый в нескольких </text:span><text:span text:style-name="T12">проектах;</text:span></text:p>
      <text:p text:style-name="First_20_line_20_indent"><text:span text:style-name="T18">Динамический параметр</text:span><text:span text:style-name="T21"> </text:span><text:span text:style-name="T23">—</text:span><text:span text:style-name="T21"> </text:span><text:span text:style-name="T13">шаблонный параметр</text:span><text:span text:style-name="T21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2">конфигурационные файлы</text:span><text:span text:style-name="T21"> с одинаковой структурой, но с различными значениями параметров;</text:span></text:p>
      <text:p text:style-name="First_20_line_20_indent"><text:span text:style-name="T18">Файл-реестр (или реестр)</text:span><text:span text:style-name="T21"> </text:span><text:span text:style-name="T23">—</text:span><text:span text:style-name="T21"> особый XML-документ, который содержит все значения всех </text:span><text:span text:style-name="T12">шаблонных параметров</text:span><text:span text:style-name="T21">, описанных в </text:span><text:span text:style-name="T12">шаблонных файлах;</text:span></text:p>
      <text:p text:style-name="First_20_line_20_indent"><text:span text:style-name="T18">Файл-реестр по</text:span><text:span text:style-name="T20"> </text:span><text:span text:style-name="T18">умолчанию</text:span><text:span text:style-name="T21"> </text:span><text:span text:style-name="T26">—</text:span><text:span text:style-name="T21"> </text:span><text:span text:style-name="T12">файл-реестр</text:span><text:span text:style-name="T21">, содержащий заводские значения параметров;</text:span></text:p>
      <text:p text:style-name="First_20_line_20_indent"><text:span text:style-name="T19">Дистрибутив </text:span><text:span text:style-name="T29">—</text:span><text:span text:style-name="T30"> </text:span><text:span text:style-name="T22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34">Инструментальный компьютер</text:span><text:span text:style-name="T38"> — предназначен для выполнения процедур компиляции программного обеспечения и анализа исходного кода</text:span><text:span text:style-name="T40">;</text:span></text:p>
      <text:p text:style-name="First_20_line_20_indent"><text:span text:style-name="T34">Контекст комплекса</text:span><text:span text:style-name="T38"> — пространство параметров комплекса, сохраняемых в едином </text:span><text:span text:style-name="T41">файле-реестре;</text:span></text:p>
      <text:p text:style-name="First_20_line_20_indent"><text:span text:style-name="T34">Конфигурационные файлы</text:span><text:span text:style-name="T38"> — текстовые файлы, используемые приложениями для хранения конфигурационных параметров;</text:span></text:p>
      <text:p text:style-name="First_20_line_20_indent"><text:span text:style-name="T38"/></text:p>
      <text:p text:style-name="First_20_line_20_indent"><text:soft-page-break/><text:span text:style-name="T33">Модуль </text:span><text:span text:style-name="T37">—</text:span><text:span text:style-name="T33"> </text:span><text:span text:style-name="T38">набор исходных кодов </text:span><text:span text:style-name="T41">проекта</text:span><text:span text:style-name="T38">, который может компилироваться отдельно;</text:span></text:p>
      <text:p text:style-name="First_20_line_20_indent"><text:span text:style-name="T33">Платформа </text:span><text:span text:style-name="T37">—</text:span><text:span text:style-name="T33"> </text:span><text:span text:style-name="T38">множество аппаратно-программных конфигураций;</text:span></text:p>
      <text:p text:style-name="First_20_line_20_indent"><text:span text:style-name="T34">Проект </text:span><text:span text:style-name="T36">—</text:span><text:span text:style-name="T33"> </text:span><text:span text:style-name="T38">совокупность файлов с исходным кодом, набором </text:span><text:span text:style-name="T41">артефактов</text:span><text:span text:style-name="T38"> и файлами для среды разработки, с помощью которых возможно получение </text:span><text:span text:style-name="T39">всех необходимых выходных файлов (исполняемые, </text:span><text:span text:style-name="T38">конфигурационные</text:span><text:span text:style-name="T39">, справочные, установочные, ресурсные, библиотечные и т. д.) </text:span><text:span text:style-name="T38">программного компонента или его части;</text:span></text:p>
      <text:p text:style-name="First_20_line_20_indent"><text:span text:style-name="T18">Рабочая копия </text:span><text:span text:style-name="T30">—</text:span><text:span text:style-name="T18"> </text:span><text:span text:style-name="T21">локальное дерево папок, содержащее проект, извлеченный из </text:span><text:span text:style-name="T25">SVN;</text:span></text:p>
      <text:p text:style-name="First_20_line_20_indent"><text:span text:style-name="T18">Релиз </text:span><text:span text:style-name="T26">—</text:span><text:span text:style-name="T18"> </text:span><text:span text:style-name="T21">выходная структура </text:span><text:span text:style-name="T12">проекта</text:span><text:span text:style-name="T21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8"><text:span text:style-name="T18"><text:s/>Файл справки</text:span><text:span text:style-name="T26"> </text:span><text:span text:style-name="T30">—</text:span><text:span text:style-name="T26"> это файл, содержащий информацию о том, как пользоваться программой</text:span><text:span text:style-name="T28">;</text:span></text:p>
      <text:p text:style-name="P8"><text:span text:style-name="T18">Шаблонный параметр </text:span><text:span text:style-name="T26">—</text:span><text:span text:style-name="T18"> </text:span><text:span text:style-name="T26">особым образом заданный подстановочный параметр, содержащийся в шаблонном файле, чьё значение определено в </text:span><text:span text:style-name="T14">файле-реестре</text:span><text:span text:style-name="T15">;</text:span></text:p>
      <text:p text:style-name="First_20_line_20_indent"><text:span text:style-name="T19">Шаблонные файлы (или <text:s/>шаблоны) </text:span><text:span text:style-name="T30">—</text:span><text:span text:style-name="T19"> </text:span><text:span text:style-name="T29">текстовые файлы, являющиеся "исходными" для создания на их основе </text:span><text:span text:style-name="T17">конфигурационных файлов</text:span><text:span text:style-name="T29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16">файле-реестре</text:span><text:span text:style-name="T15">;</text:span></text:p>
      <text:p text:style-name="First_20_line_20_indent"><text:span text:style-name="T15"/></text:p>
      <text:p text:style-name="First_20_line_20_indent"><text:span text:style-name="T15"/></text:p>
      <text:h text:style-name="Heading_20_1" text:outline-level="1"><text:bookmark text:name="__RefHeading__1855_851839921"/><text:soft-page-break/><text:span text:style-name="T7">Обозначения и сокращения</text:span><text:bookmark-end text:name="__RefHeading__1855_851839921"/></text:h>
      <text:p text:style-name="First_20_line_20_indent"><text:span text:style-name="T22"/></text:p>
      <text:h text:style-name="Heading_20_1" text:outline-level="1"><text:bookmark text:name="__RefHeading__1857_851839921"/><text:span text:style-name="T7">Введение</text:span><text:bookmark-end text:name="__RefHeading__1857_851839921"/></text:h>
      <text:h text:style-name="Heading_20_1" text:outline-level="1"><text:bookmark text:name="__RefHeading__1859_851839921"/><text:span text:style-name="T7">Основная часть</text:span><text:bookmark-end text:name="__RefHeading__1859_851839921"/></text:h>
      <text:h text:style-name="Heading_20_1" text:outline-level="1"><text:bookmark text:name="__RefHeading__1861_851839921"/><text:span text:style-name="T7">Заключение</text:span><text:bookmark-end text:name="__RefHeading__1861_851839921"/></text:h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</text:index-body>
      </text:bibliography>
      <text:p text:style-name="Text_20_body"><text:span text:style-name="T7"/></text:p>
      <text:p text:style-name="Text_20_body"><text:soft-page-break/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p text:style-name="Text_20_body"><text:span text:style-name="T7"/></text:p>
      <text:list xml:id="list1268460318" text:style-name="L1">
        <text:list-item>
          <text:p text:style-name="P1"><text:span text:style-name="T8"><text:s/></text:span></text:p>
          <text:p text:style-name="P3"><text:span text:style-name="T8">фывфыв</text:span></text:p>
        </text:list-item>
        <text:list-item>
          <text:p text:style-name="P1"><text:soft-page-break/><text:span text:style-name="T8"/></text:p>
          <text:p text:style-name="P4"><text:span text:style-name="T8">ыфвыв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00:13:37</dc:date>
    <dc:creator>Павел Барбашов</dc:creator>
    <meta:editing-duration>PT04H21M58S</meta:editing-duration>
    <meta:editing-cycles>11</meta:editing-cycles>
    <meta:document-statistic meta:table-count="0" meta:image-count="0" meta:object-count="0" meta:page-count="7" meta:paragraph-count="41" meta:word-count="474" meta:character-count="3829"/>
  </office:meta>
</office:document-meta>
</file>